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Acari Sans Light" svg:font-family="'Acari Sans Light'" style:font-family-generic="roman" style:font-pitch="variable"/>
    <style:font-face style:name="Liberation Serif" svg:font-family="'Liberation Serif'" style:font-family-generic="roman" style:font-pitch="variable"/>
    <style:font-face style:name="Veleka Regular" svg:font-family="'Veleka Regular'" style:font-family-generic="roman" style:font-pitch="variable"/>
    <style:font-face style:name="Liberation Sans" svg:font-family="'Liberation Sans'" style:font-family-generic="swiss" style:font-pitch="variable"/>
    <style:font-face style:name="Acari Sans Light1" svg:font-family="'Acari Sans Light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Veleka Regular1" svg:font-family="'Veleka Regular'" style:font-family-generic="system" style:font-pitch="variable"/>
  </office:font-face-decls>
  <office:automatic-styles>
    <style:style style:name="T1" style:family="text">
      <style:text-properties officeooo:rsid="0011068e"/>
    </style:style>
    <style:style style:name="T2" style:family="text">
      <style:text-properties officeooo:rsid="001228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Глава Първа. Децата на Елиза</text:h>
      <text:p text:style-name="Text">В един свят, паралелен, на част от секундата от нашия, а понякога и по-малко…</text:p>
      <text:h text:style-name="Heading_20_2" text:outline-level="2">Вечер</text:h>
      <text:p text:style-name="Standard">Вечер беше най-зле. През деня Иво някак успяваше да се улиса в уроци и домашни (игрите не че бяха забранени, но не се поощряваха), за да не мисли. Но вечер, като легнеше и затвореше очи, всичко се връщаше и превърташе отново и отново в паметта му.</text:p>
      <text:p text:style-name="Standard">Изминаха повече от шест месеца, но го чувстваше, сякаш беше вчера.</text:p>
      <text:p text:style-name="Standard">В четири сутринта съобщиха, че баща им е мъртъв! Катастрофирал с тежковоза. Отказали спирачките, докато се спускал натоварен с руда по тесния път в Мечото дере.</text:p>
      <text:p text:style-name="Standard">Странно, но докато плачеше, се замисли защо са го нарекли „мечо“, на планетата никога не бе имало мечки. Единствените животни, които хората бяха донесли със себе си, и то неволно, бяха плъховете.</text:p>
      <text:p text:style-name="Standard">Това беше третата тежка катастрофа на тежковоз във фирмата Prosperita &amp; Rikeza1 само за тази година. Машините бяха износени, стари, не се поддържаха. Но ако водачите се оплакваха или настояваха за резервни части, просто им предлагаха да напуснат! А къде можеха да отидат?! Вече всичко бе свързано и преплетено с Банката и нейните интереси.</text:p>
      <text:p text:style-name="Standard">Всесилната тя! От години се разрастваше като набъбващ тумор, за сметка на разорените от спекулациите ѝ нещастни наивници. И вече или притежаваше, или ръководеше, но при всички случаи винаги печелеше от всичко на планетата.</text:p>
      <text:p text:style-name="Standard">Дори погребалната агенция, където им взеха последните пари, бе банкова собственост. Проклети да са!</text:p>
      <text:p text:style-name="Standard">Нещастията идваха едно след друго.</text:p>
      <text:p text:style-name="Standard">Оказа се, че няма да получат никакво обезщетение, договорът на баща им бил изтекъл… ден преди катастрофата! Майка им бе убедена, че лъжат, но не можеше да докаже нищо! Така и не намериха своя екземпляр от документа.</text:p>
      <text:p text:style-name="Standard">Затова, само месец след погребението, ги изгониха от мизерния апартамент, вече не можеха да плащат наема. По-точно, изгониха на улицата бедната им майка, а социалните полицаи ги отведоха в така наречения център за деца. Ужасно, оградено с бодлива тел място, което подобаваше повече на затвор, отколкото на място за деца!</text:p>
      <text:p text:style-name="Standard">Учудващо бързо беше скалъпен и съдебен процес за попечителство. Шумно и неискрено отразен от няколко слугински представители на медиите като пример и доказателство за загрижеността на институциите към съдбата на сираците!</text:p>
      <text:p text:style-name="Standard">Всъщност, на съдията това му беше третото дело за деня и той отегчен бързаше за обяд. Затова, без да прикрива, че мъдрото решение е взето предварително (секретарката го извади готово от папката), след изложението на прокурора и на служителката от социалните, той не изслуша обясненията на майка им, а отсъди:</text:p>
      <text:p text:style-name="Standard">Двамата със сестричката му, да бъдат настанени в приемно семейство!</text:p>
      <text:p text:style-name="Standard"><text:span text:style-name="T1">Из </text:span>„Лечителката и рунтавата ѝ котка“, поредица „Паралелен свят“</text:p>
      <text:p text:style-name="Standard">© Контадин Кременски, писател</text:p>
      <text:p text:style-name="Standard">© Студио Беров ООД, издател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Acari Sans Light" svg:font-family="'Acari Sans Light'" style:font-family-generic="roman" style:font-pitch="variable"/>
    <style:font-face style:name="Liberation Serif" svg:font-family="'Liberation Serif'" style:font-family-generic="roman" style:font-pitch="variable"/>
    <style:font-face style:name="Veleka Regular" svg:font-family="'Veleka Regular'" style:font-family-generic="roman" style:font-pitch="variable"/>
    <style:font-face style:name="Liberation Sans" svg:font-family="'Liberation Sans'" style:font-family-generic="swiss" style:font-pitch="variable"/>
    <style:font-face style:name="Acari Sans Light1" svg:font-family="'Acari Sans Light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Veleka Regular1" svg:font-family="'Veleka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_20_Body_20_-_20__a9_" style:display-name="Text Body - ©" style:family="paragraph" style:default-outline-level="">
      <style:paragraph-properties fo:margin-top="0cm" fo:margin-bottom="0.101cm" loext:contextual-spacing="false" fo:line-height="115%" fo:text-align="justify" style:justify-single-word="false" fo:hyphenation-ladder-count="no-limit"/>
      <style:text-properties style:font-name="Veleka Regular" fo:font-family="'Veleka Regular'" style:font-family-generic="roman" style:font-pitch="variable" fo:font-size="11pt" style:font-size-asian="11pt" style:font-name-complex="Veleka Regular1" style:font-family-complex="'Veleka Regular'" style:font-family-generic-complex="system" style:font-pitch-complex="variable" fo:hyphenate="true" fo:hyphenation-remain-char-count="2" fo:hyphenation-push-char-count="2" loext:hyphenation-no-caps="false"/>
    </style:style>
    <style:style style:name="Основен_20_текст_20_-_20_последни" style:display-name="Основен текст - последни" style:family="paragraph" style:default-outline-level="">
      <style:paragraph-properties fo:margin-left="0cm" fo:margin-right="0cm" fo:margin-top="0cm" fo:margin-bottom="0.101cm" loext:contextual-spacing="false" fo:line-height="110%" fo:text-align="justify" style:justify-single-word="false" fo:hyphenation-ladder-count="no-limit" fo:text-indent="0.499cm" style:auto-text-indent="false"/>
      <style:text-properties style:font-name="Veleka Regular" fo:font-family="'Veleka Regular'" style:font-family-generic="roman" style:font-pitch="variable" fo:font-size="11pt" style:font-size-asian="11pt" style:font-name-complex="Veleka Regular1" style:font-family-complex="'Veleka Regular'" style:font-family-generic-complex="system" style:font-pitch-complex="variable" fo:hyphenate="true" fo:hyphenation-remain-char-count="2" fo:hyphenation-push-char-count="2" loext:hyphenation-no-caps="false"/>
    </style:style>
    <style:style style:name="Втора_20_Страница_2c__20_ляво_20_равнено" style:display-name="Втора Страница, ляво равнено" style:family="paragraph" style:parent-style-name="Standard" style:default-outline-level="">
      <style:paragraph-properties fo:margin-top="5.98cm" fo:margin-bottom="1.199cm" loext:contextual-spacing="false"/>
      <style:text-properties style:font-name="Acari Sans Light" fo:font-family="'Acari Sans Light'" style:font-family-generic="roman" style:font-pitch="variable" style:font-name-complex="Acari Sans Light1" style:font-family-complex="'Acari Sans Light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2282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span text:style-name="MT1">За Име Род &lt;</text:span><text:a xlink:type="simple" xlink:href="mailto:email@examle.com" text:style-name="Internet_20_link" text:visited-style-name="Visited_20_Internet_20_Link"><text:span text:style-name="MT1">email@examle.com</text:span></text:a><text:span text:style-name="MT1">&gt; 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20" meta:word-count="443" meta:character-count="2753" meta:non-whitespace-character-count="2330"/>
  </office:meta>
</office:document-meta>
</file>